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inux Biolinum O" svg:font-family="'Linux Biolinum 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29%" draw:textarea-horizontal-align="justify" draw:textarea-vertical-align="middle" draw:auto-grow-height="false" fo:min-height="3.433cm" fo:min-width="5.207cm"/>
    </style:style>
    <style:style style:name="gr2" style:family="graphic" style:parent-style-name="standard">
      <style:graphic-properties draw:fill-color="#ff9999" draw:opacity="29%" draw:textarea-horizontal-align="justify" draw:textarea-vertical-align="middle" draw:auto-grow-height="false" fo:min-height="3.433cm" fo:min-width="5.207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.613cm"/>
    </style:style>
    <style:style style:name="gr4" style:family="graphic" style:parent-style-name="standard">
      <style:graphic-properties draw:fill-color="#ff9900" draw:opacity="29%" draw:textarea-horizontal-align="justify" draw:textarea-vertical-align="middle" draw:auto-grow-height="false" fo:min-height="3.433cm" fo:min-width="5.207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.91cm"/>
    </style:style>
    <style:style style:name="gr6" style:family="graphic" style:parent-style-name="standard">
      <style:graphic-properties draw:stroke="none" svg:stroke-color="#000000" draw:fill="none" draw:fill-color="#ffffff" fo:min-height="1.816cm"/>
    </style:style>
    <style:style style:name="gr7" style:family="graphic" style:parent-style-name="standard">
      <style:graphic-properties draw:stroke="none" svg:stroke-color="#000000" draw:fill="none" draw:fill-color="#ffffff" fo:min-height="0.484cm"/>
    </style:style>
    <style:style style:name="P1" style:family="paragraph">
      <style:paragraph-properties fo:text-align="center"/>
    </style:style>
    <style:style style:name="P2" style:family="paragraph">
      <loext:graphic-properties draw:opacity="29%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9999" draw:opacity="29%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9900" draw:opacity="29%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style:font-name="Cabin"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style:font-name="Cabin" fo:font-size="12pt" style:font-size-asian="12pt" style:font-size-complex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.5pt" fo:font-style="italic" style:font-size-asian="10.5pt" style:font-style-asian="italic" style:font-size-complex="10.5pt" style:font-style-complex="italic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07cm" svg:height="3.683cm" svg:x="0.981cm" svg:y="1.035cm">
          <text:p text:style-name="P1"><text:span text:style-name="T1">Fork</text:span></text:p>
          <text:p text:style-name="P1"><text:span text:style-name="T2">matbesancon/GraphPackage.j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07cm" svg:height="3.683cm" svg:x="8.081cm" svg:y="1.035cm">
          <text:p text:style-name="P1"><text:span text:style-name="T1">Main</text:span></text:p>
          <text:p text:style-name="P1"><text:span text:style-name="T2">JuliaGraph/GraphPackage.jl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0.381cm" svg:x="6.715cm" svg:y="2.051cm">
          <text:p text:style-name="P1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27cm" svg:height="0.381cm" draw:transform="rotate (-3.1414181206646) translate (8.014cm 3.94cm)">
          <text:p text:style-name="P1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5.707cm" svg:height="3.683cm" svg:x="4.581cm" svg:y="6.135cm">
          <text:p text:style-name="P1"><text:span text:style-name="T1">Local</text:span></text:p>
          <text:p text:style-name="P1"><text:span text:style-name="T2">JuliaGraph/GraphPackage.jl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1cm" svg:height="0.409cm" draw:transform="rotate (0.785572696322646) translate (9.098cm 5.8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61cm" svg:height="0.409cm" draw:transform="rotate (-0.697957167872535) translate (4.434cm 4.76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4.199cm" svg:height="2.066cm" svg:x="5.272cm" svg:y="3.909cm">
          <draw:text-box>
            <text:p text:style-name="P5"><text:span text:style-name="T3">Pull</text:span></text:p>
            <text:p text:style-name="P5"><text:span text:style-name="T3">request</text:span></text:p>
          </draw:text-box>
        </draw:frame>
        <draw:frame draw:style-name="gr7" draw:text-style-name="P6" draw:layer="layout" svg:width="4.199cm" svg:height="0.768cm" svg:x="5.273cm" svg:y="1.409cm">
          <draw:text-box>
            <text:p text:style-name="P5"><text:span text:style-name="T3">Fork</text:span></text:p>
          </draw:text-box>
        </draw:frame>
        <draw:frame draw:style-name="gr6" draw:text-style-name="P6" draw:layer="layout" svg:width="4.199cm" svg:height="2.066cm" svg:x="1.773cm" svg:y="5.109cm">
          <draw:text-box>
            <text:p text:style-name="P5"><text:span text:style-name="T3">Push</text:span></text:p>
          </draw:text-box>
        </draw:frame>
        <draw:frame draw:style-name="gr6" draw:text-style-name="P6" draw:layer="layout" svg:width="4.199cm" svg:height="2.066cm" svg:x="8.674cm" svg:y="5.109cm">
          <draw:text-box>
            <text:p text:style-name="P5"><text:span text:style-name="T3">Clo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Linux Biolinum O" svg:font-family="'Linux Biolinum 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3T18:19:29.239109588</meta:creation-date>
    <dc:date>2019-06-03T18:32:55.632549571</dc:date>
    <meta:editing-duration>PT26S</meta:editing-duration>
    <meta:editing-cycles>2</meta:editing-cycles>
    <meta:generator>LibreOffice/5.1.6.2$Linux_X86_64 LibreOffice_project/10m0$Build-2</meta:generator>
    <meta:document-statistic meta:object-count="11"/>
  </office:meta>
</office:document-meta>
</file>